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2" style:family="paragraph" style:parent-style-name="Text_20_body" style:list-style-name="L1">
      <style:paragraph-properties style:writing-mode="lr-tb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ymagania niefunkcjonalne </text:p>
      <text:p text:style-name="Text_20_body"/>
      <text:h text:style-name="Heading_20_3" text:outline-level="3"><text:span text:style-name="Strong_20_Emphasis">Ogólne:</text:span></text:h>
      <text:list text:style-name="L1">
        <text:list-item>
          <text:p text:style-name="P1"><text:span text:style-name="Strong_20_Emphasis">Dostępność:</text:span> System powinien być dostępny dla użytkowników 24/7 z wyjątkiem planowanych przerw konserwacyjnych.</text:p>
        </text:list-item>
        <text:list-item>
          <text:p text:style-name="P1"><text:span text:style-name="Strong_20_Emphasis">Skalowalność:</text:span> System powinien być skalowalny w celu obsługi rosnącej liczby użytkowników i transakcji.</text:p>
        </text:list-item>
        <text:list-item>
          <text:p text:style-name="P1"><text:span text:style-name="Strong_20_Emphasis">Bezpieczeństwo:</text:span> System powinien być bezpieczny i chronić dane użytkowników przed nieautoryzowanym dostępem.</text:p>
        </text:list-item>
        <text:list-item>
          <text:p text:style-name="P1"><text:span text:style-name="Strong_20_Emphasis">Wydajność:</text:span> System powinien działać wydajnie i zapewniać szybkie czasy odpowiedzi.</text:p>
        </text:list-item>
        <text:list-item>
          <text:p text:style-name="P2"><text:span text:style-name="Strong_20_Emphasis">Łatwość obsługi:</text:span> System powinien być łatwy w obsłudze dla użytkowników o różnych poziomach doświadczenia technicznego.</text:p>
        </text:list-item>
      </text:list>
      <text:p text:style-name="Standard"/>
      <text:h text:style-name="Heading_20_3" text:outline-level="3"><text:span text:style-name="Strong_20_Emphasis">Wymagania dotyczące interfejsu:</text:span></text:h>
      <text:list text:style-name="L2">
        <text:list-item>
          <text:p text:style-name="P4"><text:span text:style-name="Strong_20_Emphasis">Responsywność:</text:span> System powinien być responsywny i dostosowywać się do różnych urządzeń (komputery stacjonarne, tablety, smartfony).</text:p>
        </text:list-item>
        <text:list-item>
          <text:p text:style-name="P4"><text:span text:style-name="Strong_20_Emphasis">Intuicyjny interfejs:</text:span> Interfejs użytkownika powinien być intuicyjny i łatwy w nawigacji.</text:p>
        </text:list-item>
        <text:list-item>
          <text:p text:style-name="P3"><text:span text:style-name="Strong_20_Emphasis">Dostępność:</text:span> Interfejs powinien być dostępny dla osób z niepełnosprawnościami.</text:p>
        </text:list-item>
      </text:list>
      <text:p text:style-name="Standard"/>
      <text:h text:style-name="Heading_20_3" text:outline-level="3"><text:span text:style-name="Strong_20_Emphasis">Wymagania dotyczące danych:</text:span></text:h>
      <text:list text:style-name="L3">
        <text:list-item>
          <text:p text:style-name="P6"><text:span text:style-name="Strong_20_Emphasis">Spójność danych:</text:span> Dane w systemie powinny być spójne i wolne od błędów.</text:p>
        </text:list-item>
        <text:list-item>
          <text:p text:style-name="P6"><text:span text:style-name="Strong_20_Emphasis">Integralność danych:</text:span> Integralność danych powinna być zapewniona poprzez regularne tworzenie kopii zapasowych.</text:p>
        </text:list-item>
        <text:list-item>
          <text:p text:style-name="P5"><text:span text:style-name="Strong_20_Emphasis">Poufność danych:</text:span> Dane użytkowników powinny być poufne i chronione przed nieautoryzowanym dostępem.</text:p>
        </text:list-item>
      </text:list>
      <text:p text:style-name="Standard"/>
      <text:h text:style-name="Heading_20_3" text:outline-level="3"><text:span text:style-name="Strong_20_Emphasis">Dodatkowe wymagania:</text:span></text:h>
      <text:list text:style-name="L4">
        <text:list-item>
          <text:p text:style-name="P7"><text:span text:style-name="Strong_20_Emphasis">System powiadomień:</text:span> System powinien wysyłać użytkownikom powiadomienia o statusie zamówień i innych ważnych wydarzeniach.</text:p>
        </text:list-item>
        <text:list-item>
          <text:p text:style-name="P7"><text:span text:style-name="Strong_20_Emphasis">Monitorowanie i logowanie:</text:span> System powinien monitorować aktywność użytkowników i rejestrować ją w logach.</text:p>
          <text:p text:style-name="P7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6:35:24.596000000</meta:creation-date>
    <dc:date>2024-06-02T16:38:04.432000000</dc:date>
    <meta:editing-duration>PT2M40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9" meta:word-count="186" meta:character-count="1440" meta:non-whitespace-character-count="1285"/>
  </office:meta>
</office:document-meta>
</file>